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6708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6708e" officeooo:paragraph-rsid="0006708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6708e" officeooo:paragraph-rsid="0006708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13b2" officeooo:paragraph-rsid="000713b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fb4e" officeooo:paragraph-rsid="0007fb4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c194" officeooo:paragraph-rsid="0008c19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06708e" officeooo:paragraph-rsid="0006708e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06708e" officeooo:paragraph-rsid="000713b2" style:font-size-asian="15pt" style:font-weight-asian="normal" style:font-size-complex="15pt" style:font-weight-complex="normal"/>
    </style:style>
    <style:style style:name="P9" style:family="paragraph" style:parent-style-name="Heading_20_2">
      <style:paragraph-properties fo:text-align="start" style:justify-single-word="false"/>
      <style:text-properties fo:font-size="12pt" fo:font-weight="normal" officeooo:rsid="00094cf5" officeooo:paragraph-rsid="0006708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0713b2" officeooo:paragraph-rsid="000713b2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708e" officeooo:paragraph-rsid="0006708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c2e8" officeooo:paragraph-rsid="000ac2e8" style:font-size-asian="10.5pt" style:font-weight-asian="normal" style:font-size-complex="12pt" style:font-weight-complex="normal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713b2" style:font-weight-asian="normal" style:font-weight-complex="normal"/>
    </style:style>
    <style:style style:name="T3" style:family="text">
      <style:text-properties officeooo:rsid="000713b2"/>
    </style:style>
    <style:style style:name="T4" style:family="text">
      <style:text-properties fo:font-size="12pt" fo:font-weight="normal" officeooo:rsid="0006708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94cf5" style:font-size-asian="10.5pt" style:font-weight-asian="normal" style:font-size-complex="12pt" style:font-weight-complex="normal"/>
    </style:style>
    <style:style style:name="T6" style:family="text">
      <style:text-properties fo:font-size="12pt" fo:font-weight="bold" officeooo:rsid="00094cf5" style:font-size-asian="10.5pt" style:font-weight-asian="bold" style:font-size-complex="12pt" style:font-weight-complex="bold"/>
    </style:style>
    <style:style style:name="T7" style:family="text">
      <style:text-properties officeooo:rsid="0007fb4e"/>
    </style:style>
    <style:style style:name="T8" style:family="text">
      <style:text-properties officeooo:rsid="00094cf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Preliminar 1</text:p>
      <text:p text:style-name="P2"/>
      <text:p text:style-name="P7">1<text:span text:style-name="T3">) </text:span>Buscar 2 ejemplos de aplicaciones de inteligencia artificial.</text:p>
      <text:p text:style-name="P7"/>
      <text:p text:style-name="P3">Primer ejemplo: <text:span text:style-name="T1">MIDJOURNEY </text:span>es una herramienta de inteligencia artificial que genera imagenes a partir de prompts. Se destaca principalmente por el estilo artístico distintivo y su enfoque en crear imágenes visualmente impactantes,muchas veces con una estética surrealista o de ilustración digital.</text:p>
      <text:p text:style-name="P3"/>
      <text:p text:style-name="P12">Se utiliza en discord, se accede al servidor y se le realiza un prompt al bot en el cuál posteriormente se mostrará la imagen deseada.</text:p>
      <text:p text:style-name="P3"/>
      <text:p text:style-name="P1"><text:span text:style-name="T4">Segundo ejemplo: </text:span><text:span text:style-name="T6">FOODPAIRING </text:span><text:span text:style-name="T5">es una </text:span><text:span text:style-name="Strong_20_Emphasis"><text:span text:style-name="T5">plataforma basada en IA y análisis químico de alimentos</text:span></text:span><text:span text:style-name="T5"> que permite encontrar combinaciones de ingredientes que, aunque no sean tradicionales, </text:span><text:span text:style-name="Strong_20_Emphasis"><text:span text:style-name="T5">funcionan bien juntos a nivel molecular</text:span></text:span><text:span text:style-name="T5">.</text:span></text:p>
      <text:h text:style-name="P9" text:outline-level="2">¿Para qué se usa?</text:h>
      <text:h text:style-name="Heading_20_3" text:outline-level="3">🔹 <text:span text:style-name="Strong_20_Emphasis">Chefs profesionales</text:span></text:h>
      <text:list text:style-name="L1">
        <text:list-item>
          <text:p text:style-name="P13">Para crear platos innovadores.</text:p>
        </text:list-item>
        <text:list-item>
          <text:p text:style-name="P13">Para salir de combinaciones clásicas (como pollo con papas) y proponer sabores nuevos y únicos.</text:p>
        </text:list-item>
      </text:list>
      <text:h text:style-name="Heading_20_3" text:outline-level="3">🔹 <text:span text:style-name="Strong_20_Emphasis">Bartenders</text:span></text:h>
      <text:list text:style-name="L2">
        <text:list-item>
          <text:p text:style-name="P14">Para mezclar bebidas con sabores coherentes y sorprendentes (ej: cócteles con hierbas raras o frutas inusuales).</text:p>
        </text:list-item>
      </text:list>
      <text:h text:style-name="Heading_20_3" text:outline-level="3">🔹 <text:span text:style-name="Strong_20_Emphasis">Desarrolladores de alimentos</text:span></text:h>
      <text:list text:style-name="L3">
        <text:list-item>
          <text:p text:style-name="P15">Empresas que crean nuevos productos alimenticios con perfiles de sabor únicos.</text:p>
        </text:list-item>
      </text:list>
      <text:h text:style-name="Heading_20_3" text:outline-level="3">🔹 <text:span text:style-name="Strong_20_Emphasis">Aficionados curiosos</text:span></text:h>
      <text:list text:style-name="L4">
        <text:list-item>
          <text:p text:style-name="P16">Podés usar la versión gratuita online para inspirarte si cocinás en casa.</text:p>
        </text:list-item>
      </text:list>
      <text:p text:style-name="P1"><text:span text:style-name="T5"/></text:p>
      <text:p text:style-name="P1"><text:span text:style-name="T5"/></text:p>
      <text:p text:style-name="P10">2) ¿Qué se entiende por inteligencia artificial?</text:p>
      <text:p text:style-name="P8"/>
      <text:p text:style-name="P4">La inteligencia artificial </text:p>
      <text:p text:style-name="P8"><text:span text:style-name="T2"/></text:p>
      <text:p text:style-name="P10">3) ¿Qué se entiende por inteligencia?</text:p>
      <text:p text:style-name="P8"><text:span text:style-name="T2"/></text:p>
      <text:p text:style-name="P4">El concepto de inteligencia <text:span text:style-name="T7">se entiende como la manera de que se pueda razonar.analizar.comprender y resolver problemas. Dentro de estas habilidades, se puede complementar la habilidad de que un individuo pueda utilizarlos en distintos ambientes sociales y físicos, de manera que pueda resolver problemas saliendo también de la zona de confort.</text:span></text:p>
      <text:p text:style-name="P4"/>
      <text:p text:style-name="P5"><text:soft-page-break/>Se puede definir la inteligencia por tipos como la inteligencia emocional, la inteligencia en dónde el individuo reconoce,comprende y regula las emociones tanto propias como la de terceros. Esto permite que pueda formar relaciones empáticas, comunicarse de manera más afectiva y expresar los sentimientos de la manera más clara y concisa,</text:p>
      <text:p text:style-name="P5"/>
      <text:p text:style-name="P5">Otras inteligencias como la naturalista en dónde el individuo puede identificar,clasificar y manipular elementos del medio ambiente como las plantas,animales y fenómenos de origen natural. (estas inteligencias mencionadas provienen del modelo propuesto por <text:s/>Howard Gardner de la teoría de las inteligencias múltiples),</text:p>
      <text:p text:style-name="P5"/>
      <text:p text:style-name="P5">En resumen, la inteligencia es una cualidad compleja que involucra diversas habilidades y capacidades que permiten a los individuos desenvolverse de manera efectiva en su entorno y adaptarse a los desafíos que se les presentan. </text:p>
      <text:p text:style-name="P5"/>
      <text:p text:style-name="P8"><text:span text:style-name="T2"/></text:p>
      <text:p text:style-name="P10">4) ¿Qué se entiende por artificial?</text:p>
      <text:p text:style-name="P8"/>
      <text:p text:style-name="P6">El concepto de artificial se comprende por las herramientas que se consideran tangibles o no tangibles las cuales están hechas y fabricadas por el ser humano <text:span text:style-name="T8">de tal manera que estas tienen un propósito o hecho. </text:span></text:p>
      <text:p text:style-name="P8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5:23:45.060673106</meta:creation-date>
    <meta:editing-duration>PT1M53S</meta:editing-duration>
    <meta:editing-cycles>2</meta:editing-cycles>
    <meta:generator>LibreOffice/24.2.7.2$Linux_X86_64 LibreOffice_project/420$Build-2</meta:generator>
    <dc:date>2025-08-04T15:25:35.382040249</dc:date>
    <meta:document-statistic meta:table-count="0" meta:image-count="0" meta:object-count="0" meta:page-count="2" meta:paragraph-count="24" meta:word-count="425" meta:character-count="2817" meta:non-whitespace-character-count="2417"/>
  </office:meta>
</office:document-meta>
</file>